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81cm"/>
    </style:style>
    <style:style style:name="gr8" style:family="graphic" style:parent-style-name="standard">
      <style:graphic-properties draw:stroke="none" draw:fill="none" draw:opacity="100%" draw:textarea-horizontal-align="justify" draw:textarea-vertical-align="middle" draw:auto-grow-height="false" fo:min-height="6.35cm" fo:min-width="20.9cm"/>
    </style:style>
    <style:style style:name="gr9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3.15cm" fo:min-width="6.6cm"/>
    </style:style>
    <style:style style:name="gr10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 fo:min-height="5.95cm" fo:min-width="18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  <style:text-properties style:text-position="0% 100%" style:font-name="DejaVu Math TeX Gyre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ff3333" style:font-name="DejaVu Math TeX Gyre" fo:font-size="12pt" style:font-size-asian="12pt" style:font-size-complex="12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text-position="0% 100%" style:font-name="DejaVu Math TeX Gyre" fo:font-size="14pt" style:font-size-asian="14pt" style:font-size-complex="14pt"/>
    </style:style>
    <style:style style:name="T4" style:family="text">
      <style:text-properties style:font-name="DejaVu Math TeX Gyre" fo:font-size="10pt" style:font-size-asian="10pt" style:font-size-complex="10pt"/>
    </style:style>
    <style:style style:name="T5" style:family="text">
      <style:text-properties fo:color="#ff3333" style:font-name="DejaVu Math TeX Gyre" fo:font-size="12pt" style:font-size-asian="12pt" style:font-size-complex="12pt"/>
    </style:style>
    <style:style style:name="T6" style:family="text">
      <style:text-properties fo:color="#ff3333" style:text-position="-33% 58%"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cm" svg:height="1cm" svg:x="10cm" svg:y="5.5cm">
          <text:p text:style-name="P1"><text:span text:style-name="T1">G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cm" svg:height="1cm" svg:x="10cm" svg:y="7.5cm">
          <text:p text:style-name="P1"><text:span text:style-name="T3">H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3cm" svg:y1="6cm" svg:x2="5.1cm" svg:y2="6cm">
          <text:p/>
        </draw:line>
        <draw:frame draw:style-name="gr3" draw:text-style-name="P5" draw:layer="layout" svg:width="0.82cm" svg:height="0.747cm" svg:x="3cm" svg:y="5.1cm">
          <draw:text-box>
            <text:p><text:span text:style-name="T1">u</text:span></text:p>
          </draw:text-box>
        </draw:frame>
        <draw:custom-shape draw:style-name="gr4" draw:text-style-name="P4" xml:id="id1" draw:id="id1" draw:layer="layout" svg:width="0.8cm" svg:height="0.8cm" svg:x="7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7.412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8.4cm" svg:y1="6cm" svg:x2="10cm" svg:y2="6cm" draw:start-shape="id1" draw:start-glue-point="10" draw:end-shape="id2" draw:end-glue-point="3" svg:d="M8400 6000h1600" svg:viewBox="0 0 1601 1">
          <text:p/>
        </draw:connector>
        <draw:connector draw:style-name="gr2" draw:text-style-name="P4" draw:layer="layout" svg:x1="10cm" svg:y1="8cm" svg:x2="8cm" svg:y2="6.4cm" draw:start-shape="id3" draw:start-glue-point="3" draw:end-shape="id1" draw:end-glue-point="8" svg:d="M10000 8000h-2000v-1600" svg:viewBox="0 0 2001 1601">
          <text:p/>
        </draw:connector>
        <draw:frame draw:style-name="gr6" draw:text-style-name="P6" draw:layer="layout" svg:width="0.788cm" svg:height="0.602cm" svg:x="7.612cm" svg:y="5.899cm">
          <draw:text-box>
            <text:p text:style-name="P1"><text:span text:style-name="T4">+</text:span></text:p>
          </draw:text-box>
        </draw:frame>
        <draw:custom-shape draw:style-name="gr1" draw:text-style-name="P2" xml:id="id5" draw:id="id5" draw:layer="layout" svg:width="2cm" svg:height="1cm" svg:x="18.001cm" svg:y="5.5cm">
          <text:p text:style-name="P1"><text:span text:style-name="T1">G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1cm" svg:x="18.001cm" svg:y="7.5cm">
          <text:p text:style-name="P1"><text:span text:style-name="T1">H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781cm" svg:height="0.747cm" svg:x="23.103cm" svg:y="5.102cm">
          <draw:text-box>
            <text:p><text:span text:style-name="T1">y</text:span></text:p>
          </draw:text-box>
        </draw:frame>
        <draw:custom-shape draw:style-name="gr4" draw:text-style-name="P4" xml:id="id4" draw:id="id4" draw:layer="layout" svg:width="0.8cm" svg:height="0.8cm" svg:x="15.60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15.413cm" svg:y="5.699cm">
          <draw:text-box>
            <text:p text:style-name="P1"><text:span text:style-name="T4">+</text:span></text:p>
          </draw:text-box>
        </draw:frame>
        <draw:connector draw:style-name="gr2" draw:text-style-name="P4" draw:layer="layout" svg:x1="16.401cm" svg:y1="6cm" svg:x2="18.001cm" svg:y2="6cm" draw:start-shape="id4" draw:start-glue-point="10" draw:end-shape="id5" draw:end-glue-point="3" svg:d="M16401 6000h1600" svg:viewBox="0 0 1601 1">
          <text:p/>
        </draw:connector>
        <draw:connector draw:style-name="gr2" draw:text-style-name="P4" draw:layer="layout" svg:x1="18.001cm" svg:y1="8cm" svg:x2="16.001cm" svg:y2="6.4cm" draw:start-shape="id6" draw:start-glue-point="3" draw:end-shape="id4" draw:end-glue-point="8" svg:d="M18001 8000h-2000v-1600" svg:viewBox="0 0 2001 1601">
          <text:p/>
        </draw:connector>
        <draw:frame draw:style-name="gr6" draw:text-style-name="P6" draw:layer="layout" svg:width="0.788cm" svg:height="0.602cm" svg:x="15.613cm" svg:y="5.899cm">
          <draw:text-box>
            <text:p text:style-name="P1"><text:span text:style-name="T4">+</text:span></text:p>
          </draw:text-box>
        </draw:frame>
        <draw:line draw:style-name="gr2" draw:text-style-name="P4" xml:id="id7" draw:id="id7" draw:layer="layout" svg:x1="20cm" svg:y1="6cm" svg:x2="24cm" svg:y2="6cm">
          <text:p/>
        </draw:line>
        <draw:connector draw:style-name="gr2" draw:text-style-name="P4" draw:layer="layout" svg:x1="22cm" svg:y1="6cm" svg:x2="20.001cm" svg:y2="8cm" draw:start-shape="id7" draw:start-glue-point="0" draw:end-shape="id6" draw:end-glue-point="1" svg:d="M22000 6000v2000h-1999" svg:viewBox="0 0 2000 2001">
          <text:p/>
        </draw:connector>
        <draw:custom-shape draw:style-name="gr1" draw:text-style-name="P3" xml:id="id8" draw:id="id8" draw:layer="layout" svg:width="2cm" svg:height="1cm" svg:x="14cm" svg:y="9.5cm">
          <text:p text:style-name="P1"><text:span text:style-name="T3">H</text:span><text:span text:style-name="T2">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7" draw:layer="layout" svg:width="21.4cm" svg:height="6.6cm" svg:x="2.8cm" svg:y="4.3cm">
          <text:p/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2cm" svg:y1="6cm" svg:x2="15.601cm" svg:y2="6cm" draw:start-shape="id2" draw:start-glue-point="1" draw:end-shape="id4" draw:end-glue-point="6" svg:d="M12000 6000h3601" svg:viewBox="0 0 3602 1">
          <text:p/>
        </draw:connector>
        <draw:connector draw:style-name="gr2" draw:text-style-name="P4" draw:layer="layout" draw:line-skew="1.499cm" svg:x1="12cm" svg:y1="6cm" svg:x2="12cm" svg:y2="8cm" draw:start-shape="id2" draw:start-glue-point="1" draw:end-shape="id3" draw:end-glue-point="1" svg:d="M12000 6000h2000v2000h-2000" svg:viewBox="0 0 2001 2001">
          <text:p/>
        </draw:connector>
        <draw:connector draw:style-name="gr2" draw:text-style-name="P4" draw:layer="layout" draw:line-skew="5cm" svg:x1="22cm" svg:y1="6cm" svg:x2="16cm" svg:y2="10cm" draw:start-shape="id7" draw:start-glue-point="0" draw:end-shape="id8" draw:end-glue-point="1" svg:d="M22000 6000h1000v4000h-7000" svg:viewBox="0 0 7001 4001">
          <text:p/>
        </draw:connector>
        <draw:custom-shape draw:style-name="gr4" draw:text-style-name="P4" xml:id="id9" draw:id="id9" draw:layer="layout" svg:width="0.8cm" svg:height="0.8cm" svg:x="5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4.912cm" svg:y="5.699cm">
          <draw:text-box>
            <text:p text:style-name="P1"><text:span text:style-name="T4">+</text:span></text:p>
          </draw:text-box>
        </draw:frame>
        <draw:frame draw:style-name="gr6" draw:text-style-name="P6" draw:layer="layout" svg:width="0.788cm" svg:height="0.602cm" svg:x="5.212cm" svg:y="5.899cm">
          <draw:text-box>
            <text:p text:style-name="P1"><text:span text:style-name="T4">-</text:span></text:p>
          </draw:text-box>
        </draw:frame>
        <draw:line draw:style-name="gr2" draw:text-style-name="P4" draw:layer="layout" svg:x1="5.9cm" svg:y1="6cm" svg:x2="7.6cm" svg:y2="6cm">
          <text:p/>
        </draw:line>
        <draw:connector draw:style-name="gr2" draw:text-style-name="P4" draw:layer="layout" svg:x1="14cm" svg:y1="10cm" svg:x2="5.5cm" svg:y2="6.4cm" draw:start-shape="id8" draw:start-glue-point="3" draw:end-shape="id9" draw:end-glue-point="8" svg:d="M14000 10000h-8500v-3600" svg:viewBox="0 0 8501 3601">
          <text:p/>
        </draw:connector>
        <draw:custom-shape draw:style-name="gr9" draw:text-style-name="P8" draw:layer="layout" svg:width="7.1cm" svg:height="3.4cm" svg:x="7.1cm" svg:y="5.3cm">
          <text:p text:style-name="P1"><text:span text:style-name="T5">S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1cm" svg:height="3.4cm" svg:x="15.1cm" svg:y="5.3cm">
          <text:p text:style-name="P1"><text:span text:style-name="T5">S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8.6cm" svg:height="6.2cm" svg:x="4.6cm" svg:y="4.5cm">
          <text:p text:style-name="P1"><text:span text:style-name="T5"><text:s text:c="11"/></text:span><text:span text:style-name="T5">S</text:span><text:span text:style-name="T6">3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9T11:23:48.571669763</meta:creation-date>
    <dc:date>2021-02-24T07:51:41.906507016</dc:date>
    <meta:editing-duration>PT5M42S</meta:editing-duration>
    <meta:editing-cycles>4</meta:editing-cycles>
    <meta:generator>LibreOffice/6.1.5.2$Linux_X86_64 LibreOffice_project/10$Build-2</meta:generator>
    <meta:document-statistic meta:object-count="32"/>
  </office:meta>
</office:document-meta>
</file>